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2">
            <text:p>13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5;7;8;1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2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2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3;4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2">
            <text:p>7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2">
            <text:p>0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string" table:style-name="ce2">
            <text:p>10;1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11;15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2">
            <text:p>9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string" table:style-name="ce2">
            <text:p>14;15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2">
            <text:p>13</text:p>
          </table:table-cell>
          <table:table-cell table:style-name="ce2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0-03T10:02:27Z</dc:date>
  </office:meta>
</office:document-meta>
</file>